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paragraph-properties fo:margin-top="0cm" fo:margin-bottom="0.199cm"/>
      <style:text-properties style:font-name="Calibri" fo:font-style="italic" style:font-style-asian="italic" style:font-style-complex="italic"/>
    </style:style>
    <style:style style:name="P3" style:family="paragraph" style:parent-style-name="Standard">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margin-top="0cm" fo:margin-bottom="0.199cm"/>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margin-top="0cm" fo:margin-bottom="0.199cm" fo:break-before="page"/>
      <style:text-properties style:font-name="Calibri"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list-style-name="L1">
      <style:paragraph-properties fo:margin-top="0cm" fo:margin-bottom="0cm"/>
    </style:style>
    <style:style style:name="P8" style:family="paragraph" style:parent-style-name="Standard" style:list-style-name="L1">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list-style-name="L1">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list-style-name="L2">
      <style:paragraph-properties fo:margin-top="0cm" fo:margin-bottom="0.199cm"/>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alibri" fo:font-size="11pt" fo:font-style="italic" fo:font-weight="bold" style:font-size-asian="11pt" style:font-style-asian="italic" style:font-weight-asian="bold" style:font-size-complex="11pt" style:font-style-complex="italic" style:font-weight-complex="bold"/>
    </style:style>
    <style:style style:name="T6" style:family="text">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T7" style:family="text">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fo:color="#0000f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rea para PROG05.</text:p>
      <text:p text:style-name="P1">Informe de la aplicación.</text:p>
      <text:p text:style-name="P3"/>
      <text:p text:style-name="P3"><text:tab/>Acompañando a este documento se encuentra el proyecto de NetBeans PROG05_Tarea, donde se encuentran los dos archivos necesarios para la ejecución del programa</text:p>
      <text:p text:style-name="P5"><text:span text:style-name="T8">ANOTACIÓN:</text:span> En referencia a la validación del número de cuenta y aunque si que he realizado una validación, el programa no valida el número de cuenta tal y como se pide en el ejercicio, debido a que no he gestionado correctamente mi tiempo para realizar esta tarea y como consecuencia no he podido estudiar como hay que hacer esta validación, matemáticamente hablando. Decidí realizar primero la mayor parte de la tarea y dejar este tema para el final, habiendome quedado sin tiempo para hacerlo.</text:p>
      <text:p text:style-name="P3"/>
      <text:p text:style-name="P4">Clase CuentaBancaria</text:p>
      <text:p text:style-name="P3"><text:tab/>En esta clase quedan definidos los atributos del objeto, el constructor y los métodos para trabajar con él.</text:p>
      <text:p text:style-name="P3">Los atributos <text:s/>necesarios para crear los objetos definidos en esta clase son: <text:span text:style-name="T3">nombreTitular</text:span>, donde se guardará el nombre completo del titular de la cuenta, y <text:span text:style-name="T3">codCompleto</text:span>, con este atributo se recoje y almacena el código cuenta cliente completo.</text:p>
      <text:p text:style-name="P3">Otros atributos que van a formar parte del objeto, pero no del constructor, son los correspondientes a las diferentes partes que componen un código de cuenta de cliente, estos son:</text:p>
      <text:list xml:id="list7870584111787197956" text:style-name="L1">
        <text:list-item>
          <text:p text:style-name="P7"><text:span text:style-name="T5">codEntidad</text:span><text:span text:style-name="T7"> -almacenará el código de la entidad-</text:span></text:p>
        </text:list-item>
        <text:list-item>
          <text:p text:style-name="P8"><text:span text:style-name="T3">codOficina</text:span><text:span text:style-name="T2"> </text:span>-donde se guardará el código de la oficina-</text:p>
        </text:list-item>
        <text:list-item>
          <text:p text:style-name="P8"><text:span text:style-name="T3">digControl</text:span><text:span text:style-name="T2"> </text:span>-en este atributo estarán los dígitos de control-</text:p>
        </text:list-item>
        <text:list-item>
          <text:p text:style-name="P10"><text:span text:style-name="T3">numCuenta</text:span><text:span text:style-name="T2"> </text:span>-guardará la parte del CCC correspondiente al número de cuenta<text:span text:style-name="T2">-</text:span></text:p>
        </text:list-item>
      </text:list>
      <text:p text:style-name="P3">Los valores de estos datos son extraidos del atributo <text:span text:style-name="T2">codCompleto, </text:span>mediante el método <text:span text:style-name="T2">cortarCodCuenta.</text:span></text:p>
      <text:p text:style-name="P3">Además de los anteriores existe el atributo <text:span text:style-name="T3">saldo</text:span>, donde se guarda el importe que pueda haber en la cuenta.</text:p>
      <text:p text:style-name="P3"/>
      <text:p text:style-name="P3"><text:tab/>Para la creación del objeto, la clase tiene un constructor que recibe como parámetros los atributos indicados en el anterior punto (<text:span text:style-name="T2">nombreTitular y codCompleto</text:span>).</text:p>
      <text:p text:style-name="P3"/>
      <text:p text:style-name="P3"><text:tab/>En referencia a los métodos que podemos encontrar en la clase, de manera generalizada tenemos los métodos set (aunque se estan usando) y get para los diferentes atributos del objeto, métodos para validar el nombre y el número de cuenta, solicitados al usuario para la creación del objeto, métodos para comprobar que una cadena de caracteres contiene unicamente letras o números y los métodos necesarios para realizar operaciopnes con el saldo de la cuenta.</text:p>
      <text:p text:style-name="P4"/>
      <text:p text:style-name="P6">appCuentaBancaria</text:p>
      <text:p text:style-name="P3"><text:tab/>El programa se podria dividir en dos bloques, donde se le solicitan los datos al usuario para crear el objeto de la clase CuentaBancaria y la parte de gestión de la cuenta.</text:p>
      <text:p text:style-name="P3"/>
      <text:p text:style-name="P3"><text:tab/>En el primer bloque,a <text:s/>la vez que se solicitan los datos al usuario se envian a validar.</text:p>
      <text:p text:style-name="P4"><text:span text:style-name="T1">Para el atributo correspondiente al nombre del titular (</text:span><text:span text:style-name="T4">nombreTitular</text:span><text:span text:style-name="T1">) se valida que el campo no contenga caracteres numéricos y que su longitud sea entre 3 y 30 caracteres.</text:span></text:p>
      <text:p text:style-name="P3">Para validar el número de cuenta unicamente se revisa que su longitud sea igual a 20 digitos y que éste no contenga caracteres alfabéticos.</text:p>
      <text:p text:style-name="P3"/>
      <text:p text:style-name="P3"><text:tab/>El segundo bloque del programa corresponde a las opciones <text:s/>que se pueden realizar sobre la cuenta del cliente, éstas son las indicadas en la tarea.</text:p>
      <text:p text:style-name="P3">Para las opciones de visualizar los distintos datos que conforman la cuenta se ha llamado a los metodos get correspondientes al atributo que se requiera.</text:p>
      <text:p text:style-name="P3">Para operar con el saldo de la cuenta (ingreso y retirada de efectivo) existe un metodo para cada una de las opciones. </text:p>
      <text:list xml:id="list1154139945893678598" text:style-name="L2">
        <text:list-item>
          <text:p text:style-name="P11"><text:span text:style-name="T7">Método </text:span><text:span text:style-name="T6">ingresoEfectivo</text:span><text:span text:style-name="T7">: Solicita al usuario que indique el importe por el cual desea hacer el ingreso y manda a validar comprobando que el dato introducido sea numérico, una vez realizada esta comprobación lo envia al método de clase </text:span><text:span text:style-name="T6">ingreso, </text:span><text:span text:style-name="T7">que valida que no sea un número negativo y si es correcto realiza el ingreso en el saldo de la cuenta.</text:span></text:p>
        </text:list-item>
        <text:list-item>
          <text:p text:style-name="P11"><text:span text:style-name="T7">Método </text:span><text:span text:style-name="T6">retiradaEfectivo</text:span><text:span text:style-name="T7">: Primero comprueba que el saldo en la cuenta no sea 0, entonces le solicita al usuario el importe que desea retirar de la cuenta y valida que el dato introducido sea un tipo numérico (double) y envia al método de la clase que realiza la operación, que primero comprueba si hay saldo suficiente en la cuenta, después que el importe no sea negativo y, una vez realizadas estas comprobaciones decrementa el saldo de la cuenta con el importe introduci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7M3S</meta:editing-duration>
    <meta:editing-cycles>16</meta:editing-cycles>
    <meta:generator>OpenOffice/4.1.6$Win32 OpenOffice.org_project/416m1$Build-9790</meta:generator>
    <dc:date>2021-01-10T23:24:32.22</dc:date>
    <meta:document-statistic meta:table-count="0" meta:image-count="0" meta:object-count="0" meta:page-count="2" meta:paragraph-count="26" meta:word-count="690" meta:character-count="4147"/>
    <meta:user-defined meta:name="Info 1"/>
    <meta:user-defined meta:name="Info 2"/>
    <meta:user-defined meta:name="Info 3"/>
    <meta:user-defined meta:name="Info 4"/>
  </office:meta>
</office:document-meta>
</file>